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bedeutung</text:p>
          </table:table-cell>
          <table:table-cell office:value-type="string" calcext:value-type="string">
            <text:p>formel</text:p>
          </table:table-cell>
          <table:table-cell office:value-type="string" calcext:value-type="string">
            <text:p>unsicherheitformel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unsicherhei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igung </text:p>
          </table:table-cell>
          <table:table-cell office:value-type="string" calcext:value-type="string">
            <text:p>P_mittel/U_eff/I_eff</text:p>
          </table:table-cell>
          <table:table-cell office:value-type="string" calcext:value-type="string">
            <text:p>fortpf.</text:p>
          </table:table-cell>
          <table:table-cell table:style-name="ce1" office:value-type="float" office:value="0.734749647690834" calcext:value-type="float">
            <text:p>0,734749647690834</text:p>
          </table:table-cell>
          <table:table-cell table:style-name="ce1" office:value-type="float" office:value="0.0069370819055423" calcext:value-type="float">
            <text:p>0,006937081905542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phasenwinkel spule</text:p>
          </table:table-cell>
          <table:table-cell office:value-type="string" calcext:value-type="string">
            <text:p>arccos (m)</text:p>
          </table:table-cell>
          <table:table-cell office:value-type="string" calcext:value-type="string">
            <text:p>|-(1-m^2)^-1/2|</text:p>
          </table:table-cell>
          <table:table-cell table:formula="of:=ACOS([.E2])" office:value-type="float" office:value="0.745498786614369" calcext:value-type="float">
            <text:p>0,745498786614369</text:p>
          </table:table-cell>
          <table:table-cell table:formula="of:=ABS(-1/SQRT(1-[.E2]^2))" office:value-type="float" office:value="1.47419051061923" calcext:value-type="float">
            <text:p>1,47419051061923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|Z|</text:p>
          </table:table-cell>
          <table:table-cell office:value-type="string" calcext:value-type="string">
            <text:p>sqrt(R^2 + (wL)^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Z|^2</text:p>
          </table:table-cell>
          <table:table-cell office:value-type="string" calcext:value-type="string">
            <text:p>R^2 + (wL)^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L)^2</text:p>
          </table:table-cell>
          <table:table-cell office:value-type="string" calcext:value-type="string">
            <text:p>|Z|^2 – R^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/w sqrt(|Z|^2 – R^2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8:30:21.898000000</meta:creation-date>
    <dc:date>2018-01-16T20:17:29.286000000</dc:date>
    <meta:editing-duration>PT56M26S</meta:editing-duration>
    <meta:editing-cycles>2</meta:editing-cycles>
    <meta:generator>LibreOffice/5.3.6.1$Windows_x86 LibreOffice_project/686f202eff87ef707079aeb7f485847613344eb7</meta:generator>
    <meta:document-statistic meta:table-count="1" meta:cell-count="26" meta:object-count="0"/>
    <meta:user-defined meta:name="qrichtext">1</meta:user-defined>
  </office:meta>
</office:document-meta>
</file>